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hjelman rakenteen sanallinen kuvaus</text:h>
      <text:p text:style-name="Text_20_body">Tämän dokumentin on tarkoitus hieman selventää melko sekavaksi paisunutta luokkakaaviota.</text:p>
      <text:p text:style-name="Text_20_body">Perimmäisenä ideana rakenteessa on, että käyttöliittymä ja pelilogiikka eivät suoraan keskustele keskenään., vaan niiden välillä on erillinen kontrolleri-luokka. Tälle PeliController-nimisen luokan metodeja kutsutaan käyttöliittymän painikkeilla, ja se kutsuu edelleen pelilogiikan asianomaisia metodeja. Tarkoitus olisi, että käyttöliittymä voi olla käytännössä minkälainen vain, kunhan se kutsuu oikeita kontrollerin metodeja. Sekavuutta rakenteeseen tuo erillinen KotiController-luokka, jonka on tarkoitus kontrolloida pelaajan kotona tapahtuvia toimintoja, kuten kauppaa. Tähän luokkaan on yhteys varsinaisesta kontrolleri-luokasta.</text:p>
      <text:p text:style-name="Text_20_body">Muita päälogiikasta irrallaan olevia luokkia ovat PeliTehdas, jonka tarkoitus on annettujen syötteiden perusteella luoda Pelaaja-, Kartta-, ja Peli-oliot tarpeen mukaan, ja Saavutusmanageri, joka tarkkailee pelaajan tekemisiä ja avaa saavutuksia kun pelaaja suorittaa asianmukaisia toimia. Lisäksi kartan luomiseen on erillinen Karttageneraattori-luokka, joka rakentaa kartan karttaruudut yksi kerrallaan annetun kaksiulotteisen int-taulukon perusteella.</text:p>
      <text:p text:style-name="Text_20_body">Muutoin rakenne lienee melko selkeä. Pelaaja ja Monsteri perivät saman Olento-luokan, jolla on käytössään samanlainen Inventaario-luokan olio kuin kaupallakin. Kartalla olevat ansat taas tuntee ainoastaan Kartta-luok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2-12-07T21:32:13.30</meta:creation-date>
    <dc:date>2012-12-07T21:47:21.09</dc:date>
    <dc:creator>Mikko Merioksa</dc:creator>
    <meta:editing-duration>PT00H11M15S</meta:editing-duration>
    <meta:editing-cycles>2</meta:editing-cycles>
    <meta:generator>OpenOffice.org/3.1$Win32 OpenOffice.org_project/310m11$Build-9399$CWS-l10nrel31</meta:generator>
    <meta:document-statistic meta:table-count="0" meta:image-count="0" meta:object-count="0" meta:page-count="1" meta:paragraph-count="5" meta:word-count="158" meta:character-count="1434"/>
  </office:meta>
</office:document-meta>
</file>